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nference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chritte</text:p>
          </table:table-cell>
        </table:table-row>
        <table:table-row table:style-name="ro1">
          <table:table-cell office:value-type="string" calcext:value-type="string">
            <text:p>astar</text:p>
          </table:table-cell>
          <table:table-cell office:value-type="float" office:value="288.077" calcext:value-type="float">
            <text:p>288.077</text:p>
          </table:table-cell>
          <table:table-cell office:value-type="float" office:value="0.073" calcext:value-type="float">
            <text:p>0.0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float" office:value="21.351" calcext:value-type="float">
            <text:p>21.351</text:p>
          </table:table-cell>
          <table:table-cell office:value-type="float" office:value="0.005" calcext:value-type="float">
            <text:p>0.0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rgback</text:p>
          </table:table-cell>
          <table:table-cell office:value-type="float" office:value="21.378" calcext:value-type="float">
            <text:p>21.378</text:p>
          </table:table-cell>
          <table:table-cell office:value-type="float" office:value="0.005" calcext:value-type="float">
            <text:p>0.0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ierig</text:p>
          </table:table-cell>
          <table:table-cell office:value-type="float" office:value="21.428" calcext:value-type="float">
            <text:p>21.428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adth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ference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chritte</text:p>
          </table:table-cell>
        </table:table-row>
        <table:table-row table:style-name="ro1">
          <table:table-cell office:value-type="string" calcext:value-type="string">
            <text:p>astar</text:p>
          </table:table-cell>
          <table:table-cell office:value-type="float" office:value="288.077" calcext:value-type="float">
            <text:p>288.077</text:p>
          </table:table-cell>
          <table:table-cell office:value-type="float" office:value="0.073" calcext:value-type="float">
            <text:p>0.0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float" office:value="21.351" calcext:value-type="float">
            <text:p>21.351</text:p>
          </table:table-cell>
          <table:table-cell office:value-type="float" office:value="0.005" calcext:value-type="float">
            <text:p>0.0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rgback</text:p>
          </table:table-cell>
          <table:table-cell office:value-type="float" office:value="21.378" calcext:value-type="float">
            <text:p>21.378</text:p>
          </table:table-cell>
          <table:table-cell office:value-type="float" office:value="0.005" calcext:value-type="float">
            <text:p>0.0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ierig</text:p>
          </table:table-cell>
          <table:table-cell office:value-type="float" office:value="21.428" calcext:value-type="float">
            <text:p>21.428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adth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1:11:12.754005385</meta:creation-date>
    <dc:date>2016-06-20T11:18:47.472840587</dc:date>
    <meta:editing-duration>PT7M34S</meta:editing-duration>
    <meta:editing-cycles>3</meta:editing-cycles>
    <meta:generator>LibreOffice/5.1.3.2$Linux_X86_64 LibreOffice_project/10m0$Build-2</meta:generator>
    <meta:document-statistic meta:table-count="1" meta:cell-count="42" meta:object-count="0"/>
  </office:meta>
</office:document-meta>
</file>